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2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onnecte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3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</table:table-cell>
          <table:table-cell table:number-columns-repeated="3"/>
        </table:table-row>
        <table:table-row table:style-name="ro3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cached packets == 0: </text:p>
            <text:p><text:s/>Create Packet;</text:p>
            <text:p><text:s/>Fill in data;</text:p>
            <text:p><text:s/>[SendPacket]; </text:p>
            <text:p><text:s/>[SendBufferNotFull];</text:p>
          </table:table-cell>
        </table:table-row>
        <table:table-row table:style-name="ro5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/>
        </table:table-row>
        <table:table-row table:style-name="ro2">
          <table:table-cell office:value-type="string">
            <text:p>TimerFired</text:p>
          </table:table-cell>
          <table:table-cell table:number-columns-repeated="2"/>
          <table:table-cell office:value-type="string">
            <text:p>[ResendPacket] with lowest sequence number from cache;</text:p>
            <text:p>Reset timer;</text:p>
          </table:table-cell>
          <table:table-cell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3"/>
        </table:table-row>
        <table:table-row table:style-name="ro6">
          <table:table-cell office:value-type="string">
            <text:p>NetworkReceivePacket</text:p>
          </table:table-cell>
          <table:table-cell office:value-type="string">
            <text:p>If data and receive buffer is full:</text:p>
            <text:p><text:s/>Discard packet</text:p>
          </table:table-cell>
          <table:table-cell office:value-type="string">
            <text:p>if SynAck &amp;&amp; state == SynSent:</text:p>
            <text:p><text:s/>→ Established;</text:p>
            <text:p><text:span text:style-name="T1"><text:s/></text:span><text:span text:style-name="T1">Create Packet;</text:span></text:p>
            <text:p><text:span text:style-name="T1"><text:s/></text:span><text:span text:style-name="T1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</table:table-cell>
          <table:table-cell office:value-type="string">
            <text:p>if ACK:</text:p>
            <text:p><text:s/>Remove from Cache</text:p>
            <text:p><text:s/>If #outstanding == 0 (cache is empty):</text:p>
            <text:p><text:s text:c="2"/>Cancel timer</text:p>
            <text:p/>
            <text:p>If sequence number of packet is what I want OR context's ack number == 0:</text:p>
            <text:p><text:s/>Update ack #: saved ack number = packet.sequence number + 1</text:p>
            <text:p/>
            <text:p>If sequence number of packet is what I want AND data:</text:p>
            <text:p><text:s/>Save data</text:p>
            <text:p><text:s/>[ReceiveBufferNotFull] </text:p>
          </table:table-cell>
          <table:table-cell office:value-type="string">
            <text:p>If data received (packet.data length &gt; 0):</text:p>
            <text:p><text:s/>[SendPacket] (no data, this is an ack)</text:p>
            <text:p>Else If number of cached packets == 0 &amp;&amp; data to send: </text:p>
            <text:p><text:span text:style-name="T1"><text:s/></text:span><text:span text:style-name="T1">Create Packet;</text:span></text:p>
            <text:p><text:span text:style-name="T1"><text:s/></text:span><text:span text:style-name="T1">Fill in data;</text:span></text:p>
            <text:p><text:span text:style-name="T1"><text:s/></text:span><text:span text:style-name="T1">[SendPacket]; </text:span></text:p>
            <text:p><text:span text:style-name="T1"><text:s/></text:span><text:span text:style-name="T1">[SendBufferNotFull];</text:span></text:p>
          </table:table-cell>
        </table:table-row>
        <table:table-row table:style-name="ro4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3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3"/>
        </table:table-row>
        <table:table-row table:style-name="ro2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</table:table-cell>
          <table:table-cell table:number-columns-repeated="3"/>
        </table:table-row>
        <table:table-row table:style-name="ro4">
          <table:table-cell office:value-type="string">
            <text:p>ReceiveEvent (recv())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Else:</text:p>
            <text:p><text:s/>Save the ReceiveEvent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>
            <text:p>Assump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xpected packet means that the incoming sequence number matches the context's saved ack numb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8">03/28/2011</text:date>, <text:time>16:0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3-28T16:06:05</dc:date>
    <dc:creator>Randy Buck</dc:creator>
    <meta:editing-duration>PT76H30M02S</meta:editing-duration>
    <meta:editing-cycles>63</meta:editing-cycles>
    <meta:generator>OpenOffice.org/3.2$Unix OpenOffice.org_project/320m12$Build-9483</meta:generator>
    <meta:printed-by>Randy Buck</meta:printed-by>
    <meta:print-date>2011-03-28T15:34:40</meta:print-date>
    <meta:document-statistic meta:table-count="3" meta:cell-count="41" meta:object-count="0"/>
  </office:meta>
</office:document-meta>
</file>